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Roboto" svg:font-family="Roboto" style:font-adornments="Regular" style:font-pitch="variable"/>
    <style:font-face style:name="Roboto Light" svg:font-family="'Roboto Light'" style:font-adornments="Regular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Heading_20_1" style:master-page-name="MP0">
      <style:paragraph-properties style:page-number="auto" fo:break-before="page"/>
    </style:style>
    <style:style style:name="P2" style:family="paragraph" style:parent-style-name="Standard">
      <style:text-properties officeooo:rsid="0045f43f" officeooo:paragraph-rsid="0045f43f"/>
    </style:style>
    <style:style style:name="P3" style:family="paragraph" style:parent-style-name="Standard">
      <style:text-properties officeooo:rsid="00458667" officeooo:paragraph-rsid="0045866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45866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tyle-Agnostic Command-Line Arguments</text:h>
      <text:p text:style-name="Standard"/>
      <text:p text:style-name="Standard">This tiny library allows you to support the user's own command line parameter preference by accepting either the <text:span text:style-name="T1">--</text:span> or <text:span text:style-name="T1">/</text:span> prefixes on each parameter.</text:p>
      <text:p text:style-name="Standard"/>
      <text:p text:style-name="Standard">A parameter name is interpreted if the parameter begins with the pattern <text:span text:style-name="T2">{Italic}</text:span>[A-Za-z0-9-_]<text:span text:style-name="T2">{/Italic}</text:span><text:span text:style-name="T1">:</text:span> Zero or more white-spaces are ignored after the colon character. A parameter name is not required, and its Name property will be an empty string if not supplied.</text:p>
      <text:p text:style-name="Standard"/>
      <text:p text:style-name="Standard">Immediately after parsing, the <text:span text:style-name="T1">CommandArgCollection</text:span> contains a list of <text:span text:style-name="T1">CommandArgItem</text:span> items, each having separate <text:span text:style-name="T1">Name</text:span> and <text:span text:style-name="T1">Value</text:span> propert<text:span text:style-name="T2">ies</text:span>.</text:p>
      <text:p text:style-name="Standard"/>
      <text:p text:style-name="P2">{Line}</text:p>
      <text:h text:style-name="Heading_20_2" text:outline-level="2">Example Application</text:h>
      <text:p text:style-name="P3">The following example demonstrates this library in action.</text:p>
      <text:p text:style-name="P3"/>
      <text:p text:style-name="P3">{CodeBlock,cs,ExampleApplication.cs}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Roboto" svg:font-family="Roboto" style:font-adornments="Regular" style:font-pitch="variable"/>
    <style:font-face style:name="Roboto Light" svg:font-family="'Roboto Light'" style:font-adornments="Regular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fo:hyphenation-keep="auto" loext:hyphenation-keep-type="column" loext:hyphenation-keep-line="false" style:page-number="auto"/>
      <style:text-properties style:font-name="Roboto" fo:font-family="Roboto" style:font-style-name="Regular" style:font-pitch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Roboto Light" fo:font-family="'Roboto Light'" style:font-style-name="Regular" style:font-pitch="variable" fo:font-size="14pt" fo:font-weight="250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chapter">
      <style:paragraph-properties fo:margin-top="0.1665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Roboto Light" fo:font-family="'Roboto Light'" style:font-style-name="Regular" style:font-pitch="variable" fo:font-size="16pt" fo:font-weight="250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chapter">
      <style:paragraph-properties fo:margin-top="0.028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Roboto Light" fo:font-family="'Roboto Light'" style:font-style-name="Regular" style:font-pitch="variable" fo:font-size="13pt" fo:font-weight="250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chapter">
      <style:paragraph-properties fo:margin-top="0.028in" fo:margin-bottom="0in" style:contextual-spacing="false" fo:keep-together="always" fo:hyphenation-ladder-count="no-limit" fo:hyphenation-keep="auto" loext:hyphenation-keep-type="column" loext:hyphenation-keep-line="false" fo:padding="0.0201in" fo:border-left="none" fo:border-right="none" fo:border-top="none" fo:border-bottom="0.06pt solid #999999" fo:keep-with-next="always"/>
      <style:text-properties fo:color="#0f4761" loext:opacity="100%" style:font-name="Roboto Light" fo:font-family="'Roboto Light'" style:font-style-name="Regular" style:font-pitch="variable" fo:font-size="12pt" fo:font-weight="250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style:font-name="Roboto" fo:font-family="Roboto" style:font-style-name="Regular" style:font-pitch="variable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in" fo:margin-bottom="0in" style:contextual-spacing="true" fo:line-height="100%" fo:hyphenation-ladder-count="no-limit" fo:hyphenation-keep="auto" loext:hyphenation-keep-type="column" loext:hyphenation-keep-line="false"/>
      <style:text-properties style:font-name="Roboto Light" fo:font-family="'Roboto Light'" style:font-style-name="Regular" style:font-pitch="variable" fo:font-size="28pt" fo:letter-spacing="-0.0071in" fo:font-weight="250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0.5in" fo:margin-top="0in" fo:margin-bottom="0.111in" style:contextual-spacing="true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" style:family="paragraph" style:parent-style-name="Standard" style:class="index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" style:family="paragraph" style:parent-style-name="Text_20_body" style:class="lis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title>DocumentTemplate</dc:title>
    <dc:description/>
    <dc:subject/>
    <meta:creation-date>2026-01-18T08:15:50.589618600</meta:creation-date>
    <meta:editing-cycles>3</meta:editing-cycles>
    <meta:editing-duration>PT4H1M17S</meta:editing-duration>
    <meta:initial-creator>Daniel Patterson, MCSD</meta:initial-creator>
    <dc:date>2026-01-18T12:17:06.946600200</dc:date>
    <dc:creator>Daniel Patterson, MCSD</dc:creator>
    <meta:document-statistic meta:table-count="0" meta:image-count="0" meta:object-count="0" meta:page-count="1" meta:paragraph-count="8" meta:word-count="99" meta:character-count="710" meta:non-whitespace-character-count="619"/>
    <meta:user-defined meta:name="ContentTypeId">0x010100D4EFF98D9B00D844A68A9938ECBB5459</meta:user-defined>
    <meta:user-defined meta:name="MediaServiceImageTags"/>
    <meta:template xlink:type="simple" xlink:actuate="onRequest" xlink:title="DocumentTemplate" xlink:href="../../../../../../../Users/Daniel/AppData/Roaming/LibreOffice/4/user/template/DocumentTemplate.ott" meta:date="2026-01-18T08:15:49.731725300"/>
  </office:meta>
</office:document-meta>
</file>